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07945"/>
    </style:style>
    <style:style style:name="P2" style:family="paragraph" style:parent-style-name="Standard">
      <style:text-properties officeooo:paragraph-rsid="0000068a"/>
    </style:style>
    <style:style style:name="P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00068a"/>
    </style:style>
    <style:style style:name="P4" style:family="paragraph" style:parent-style-name="Standard">
      <style:text-properties officeooo:rsid="000227f0" officeooo:paragraph-rsid="000227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>Hi Lokesh,</text:p>
      <text:p text:style-name="P1"/>
      <text:p text:style-name="P1">Find below the EDA that we could carry on the existing datasets.</text:p>
      <text:p text:style-name="P1"/>
      <text:p text:style-name="P1">csa.CHQ_&lt;monthid&gt;.csv-</text:p>
      <text:p text:style-name="P1">On the data which is appended one across months:</text:p>
      <text:p text:style-name="P1">1. Frequency (and percentages) of- <text:line-break/>    -cat_des field<text:line-break/>    -cat_typ<text:line-break/>    -nam_bank<text:line-break/><text:line-break/>2. Top days of month for the 'self match found' transactions by the frequency<text:line-break/>3. Find the Name match score b/w pay_nam and acc_nam:<text:line-break/>        Possible Algo:<text:line-break/>        Find edit distance b/w all combinations of words in pay_num with those in acc_num<text:line-break/>        On fixing a cutoff of edit distance define which combinations are a match<text:line-break/>        sum the total matching words which is the score<text:line-break/>        frequency of the name match score<text:line-break/><text:line-break/>CSA.NET_DISP_&lt;monthid&gt;.csv and atm_disp_*.csv<text:line-break/>On the data which is appended one across months:<text:line-break/>1. Create new_clik_cnt = if(clik_cnt&gt;0,1,0).<text:line-break/>2. Define: Success rate = (Sum of new_clik_cnt)/count(SASID)<text:line-break/>    Find distribution of success rate for groups-<text:line-break/>        a. camp_code<text:line-break/>        b. camp_code and seg_id<text:line-break/>        c. seg_id<text:line-break/>3. Distribution of days_run for campaigns where<text:line-break/>    days_run for a campaign = max across sasids of max_date - min across sasids of min_date for camp_code<text:line-break/><text:line-break/>CP_INS_&lt;monthid&gt;.csv<text:line-break/>On the data which is appended one across months:<text:line-break/>1. Distribution of the premium amounts<text:line-break/>Once the customer demographic data is available:<text:line-break/>1. Distribution of diff in age of the CASA account with the policy age<text:line-break/>2. Distribution of diff in age of the customer with the policy age<text:line-break/><text:line-break/>Cp_mf_dump_&lt;monthid&gt;.csv<text:line-break/>On the data which is appended one across months:<text:line-break/>1. frequency of MF_Net_flag<text:line-break/>2. frequency of mf_pur_typ<text:line-break/>Once the customer salary information is available from other datasets:<text:line-break/>1. Distribution of total MF investments/salary<text:line-break/><text:line-break/>Cp_csa_&lt;monthid&gt;_*.csv<text:line-break/>1. Distribution of Age of customers<text:line-break/>2. Frequency of Valid_email, Mob_bounce_tag,DNC_TAG,NDNC_TAG,Val_Mob,email_unsubscribe, <text:soft-page-break/>Engagement_Tag,FinalWorth,<text:line-break/>3. Frequency of Valid_Email*Val_Mob<text:line-break/>4. Frequency of Final Worth*Engagement<text:line-break/>5. Frequency of DNC_Tag*email_unsubscribe<text:line-break/>6. Distribution of<text:line-break/>    1. Variance of AMBs for a person<text:line-break/>    2. Mean of AMBs<text:line-break/>    3. Variance/Mean of AMBs<text:line-break/>7. Bin Variance of AMBs to 3 bins and also Mean of AMBs to 3 bins. Look at frequency of Bin(Var(AMBs))*Bin(Mean(AMBs))</text:p>
      <text:p text:style-name="P1"/>
      <text:p text:style-name="P1">Please let me know if anything is not clear.</text:p>
      <text:p text:style-name="P1">In case of distributions best way would be to look at the graphs. One way we could do is you dump the raw distributions in to a file and zip send to me. I can build graphs based on that.</text:p>
      <text:p text:style-name="P3"/>
      <text:p text:style-name="P2"><text:line-break/><text:line-break/>csa.MKTG_0912_GEN_INS_&lt;monthid&gt;.csv<text:line-break/>Frequency of <text:line-break/>    POl_Payment_mode, <text:line-break/>    mdm_product_type, <text:line-break/>    bank_vertical, <text:line-break/>    branch_name<text:line-break/>distribution of <text:line-break/>    renewal_indicator<text:line-break/>    Age (from DOB), <text:line-break/>    pol_basic_premium, <text:line-break/>    age of policy, <text:line-break/>    age of person when he took the policy (age of person- age of policy) - separately for new policies<text:line-break/>    number of products that each customer has<text:line-break/>avg. premium amt, std of premium amount for each of mdm_product_type<text:line-break/><text:line-break/>once casa is available:<text:line-break/>distribution of salary for people who have gen insurance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13:09:19.013655924</meta:creation-date>
    <dc:date>2015-02-26T10:47:55.632709413</dc:date>
    <meta:editing-duration>PT1M17S</meta:editing-duration>
    <meta:editing-cycles>5</meta:editing-cycles>
    <meta:generator>LibreOffice/4.1.3.2$Linux_X86_64 LibreOffice_project/410m0$Build-2</meta:generator>
    <dc:creator>3LOQ </dc:creator>
    <meta:document-statistic meta:table-count="0" meta:image-count="0" meta:object-count="0" meta:page-count="2" meta:paragraph-count="8" meta:word-count="431" meta:character-count="2957" meta:non-whitespace-character-count="2380"/>
  </office:meta>
</office:document-meta>
</file>